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-0.25in" style:auto-text-indent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text-indent="0.5in" style:auto-text-indent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left="-0.4925in" fo:margin-right="0in" fo:margin-top="0in" fo:margin-bottom="0.0835in" style:contextual-spacing="false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0653c7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1169752874685082" text:style-name="L1">
        <text:list-header>
          <text:p text:style-name="P4">Assignment 1: Pick a Project </text:p>
        </text:list-header>
      </text:list>
      <text:p text:style-name="P1">Spend time investigating different FOSS projects and deciding which project you want to contribut<text:span text:style-name="T2">e </text:span>to</text:p>
      <text:p text:style-name="P1">Rules:</text:p>
      <text:p text:style-name="P2">No homegrown projects</text:p>
      <text:p text:style-name="P2">No project you have contributed to in the past</text:p>
      <text:p text:style-name="P2">Project must have 3+ active contributors</text:p>
      <text:p text:style-name="P1">In your writeup provide the following information:</text:p>
      <text:p text:style-name="P2">Project name &amp; URL</text:p>
      <text:p text:style-name="P2">Project membership (aprox # &amp; leadership structure)</text:p>
      <text:p text:style-name="P2">Description of infrastructure/architecture + links</text:p>
      <text:p text:style-name="P2">What the project is about &amp; brief history</text:p>
      <text:p text:style-name="P3">Rational for selection &amp; what you want to contrib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9:55:59</meta:creation-date>
    <dc:date>2013-05-16T19:57:01</dc:date>
    <meta:editing-duration>P0D</meta:editing-duration>
    <meta:editing-cycles>1</meta:editing-cycles>
    <meta:document-statistic meta:table-count="0" meta:image-count="0" meta:object-count="0" meta:page-count="1" meta:paragraph-count="12" meta:word-count="80" meta:character-count="506" meta:non-whitespace-character-count="438"/>
    <meta:generator>LibreOffice/4.0.3.3$Linux_X86_64 LibreOffice_project/400m0$Build-3</meta:generator>
  </office:meta>
</office:document-meta>
</file>